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8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8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8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9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19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0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1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8">
            <text:p>Ministerial Department</text:p>
          </table:table-cell>
          <table:table-cell office:value-type="string" table:style-name="ce19">
            <text:p>Home Office</text:p>
          </table:table-cell>
          <table:table-cell office:value-type="float" office:value="5620" table:style-name="ce21">
            <text:p>5,620</text:p>
          </table:table-cell>
          <table:table-cell office:value-type="float" office:value="5146.96" table:style-name="ce23">
            <text:p>5,147</text:p>
          </table:table-cell>
          <table:table-cell office:value-type="float" office:value="10121" table:style-name="ce25">
            <text:p>10,121</text:p>
          </table:table-cell>
          <table:table-cell office:value-type="float" office:value="9605.5300000000007" table:style-name="ce27">
            <text:p>9,606</text:p>
          </table:table-cell>
          <table:table-cell office:value-type="float" office:value="5671" table:style-name="ce29">
            <text:p>5,671</text:p>
          </table:table-cell>
          <table:table-cell office:value-type="float" office:value="5468.13" table:style-name="ce31">
            <text:p>5,468</text:p>
          </table:table-cell>
          <table:table-cell office:value-type="float" office:value="1710" table:style-name="ce33">
            <text:p>1,710</text:p>
          </table:table-cell>
          <table:table-cell office:value-type="float" office:value="1666.96" table:style-name="ce34">
            <text:p>1,667</text:p>
          </table:table-cell>
          <table:table-cell office:value-type="float" office:value="195" table:style-name="ce74">
            <text:p>195</text:p>
          </table:table-cell>
          <table:table-cell office:value-type="float" office:value="194.18" table:style-name="ce76">
            <text:p>194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23317" table:content-validation-name="val3" table:style-name="ce105">
            <text:p>23,317</text:p>
          </table:table-cell>
          <table:table-cell office:value-type="float" office:value="22081.760000000002" table:content-validation-name="val3" table:style-name="ce106">
            <text:p>22,082</text:p>
          </table:table-cell>
          <table:table-cell office:value-type="float" office:value="2530" table:style-name="ce109">
            <text:p>2,530</text:p>
          </table:table-cell>
          <table:table-cell office:value-type="float" office:value="2406.0100000000002" table:style-name="ce152">
            <text:p>2,406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2530" table:style-name="ce201">
            <text:p>2,530</text:p>
          </table:table-cell>
          <table:table-cell office:value-type="float" office:value="2406.0100000000002" table:style-name="ce205">
            <text:p>2,406</text:p>
          </table:table-cell>
          <table:table-cell office:value-type="float" office:value="25847" table:content-validation-name="val3" table:style-name="ce200">
            <text:p>25,847</text:p>
          </table:table-cell>
          <table:table-cell office:value-type="float" office:value="24487.770000000004" table:content-validation-name="val3" table:style-name="ce199">
            <text:p>24,488</text:p>
          </table:table-cell>
          <table:table-cell office:value-type="currency" office:value="55944000" table:content-validation-name="val2" table:style-name="ce9">
            <text:p>£55,944,000.00</text:p>
          </table:table-cell>
          <table:table-cell office:value-type="currency" office:value="7402000" table:content-validation-name="val2" table:style-name="ce9">
            <text:p>£7,402,000.00</text:p>
          </table:table-cell>
          <table:table-cell office:value-type="currency" office:value="45000" table:content-validation-name="val2" table:style-name="ce9">
            <text:p>£45,000.00</text:p>
          </table:table-cell>
          <table:table-cell office:value-type="currency" office:value="502000" table:content-validation-name="val2" table:style-name="ce9">
            <text:p>£502,000.00</text:p>
          </table:table-cell>
          <table:table-cell office:value-type="currency" office:value="11850000" table:content-validation-name="val2" table:style-name="ce9">
            <text:p>£11,850,000.00</text:p>
          </table:table-cell>
          <table:table-cell office:value-type="currency" office:value="5123000" table:content-validation-name="val2" table:style-name="ce9">
            <text:p>£5,123,000.00</text:p>
          </table:table-cell>
          <table:table-cell office:value-type="currency" office:value="80866000" table:style-name="ce10">
            <text:p>£80,866,000.00</text:p>
          </table:table-cell>
          <table:table-cell office:value-type="currency" office:value="5511000" table:content-validation-name="val2" table:style-name="ce11">
            <text:p>£5,511,000.00</text:p>
          </table:table-cell>
          <table:table-cell office:value-type="currency" office:value="2443000" table:content-validation-name="val2" table:style-name="ce11">
            <text:p>£2,443,000.00</text:p>
          </table:table-cell>
          <table:table-cell office:value-type="currency" office:value="7954000" table:style-name="ce10">
            <text:p>£7,954,000.00</text:p>
          </table:table-cell>
          <table:table-cell office:value-type="currency" office:value="88820000" table:style-name="ce12">
            <text:p>£88,82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18">
            <text:p>Executive Agency</text:p>
          </table:table-cell>
          <table:table-cell office:value-type="string" table:style-name="ce19">
            <text:p>Home Office</text:p>
          </table:table-cell>
          <table:table-cell office:value-type="float" office:value="2116" table:style-name="ce20">
            <text:p>2,116</text:p>
          </table:table-cell>
          <table:table-cell office:value-type="float" office:value="1855.65" table:style-name="ce22">
            <text:p>1,856</text:p>
          </table:table-cell>
          <table:table-cell office:value-type="float" office:value="844" table:style-name="ce24">
            <text:p>844</text:p>
          </table:table-cell>
          <table:table-cell office:value-type="float" office:value="758.25" table:style-name="ce26">
            <text:p>758</text:p>
          </table:table-cell>
          <table:table-cell office:value-type="float" office:value="492" table:style-name="ce28">
            <text:p>492</text:p>
          </table:table-cell>
          <table:table-cell office:value-type="float" office:value="480.04" table:style-name="ce30">
            <text:p>480</text:p>
          </table:table-cell>
          <table:table-cell office:value-type="float" office:value="119" table:style-name="ce32">
            <text:p>119</text:p>
          </table:table-cell>
          <table:table-cell office:value-type="float" office:value="118.05" table:style-name="ce35">
            <text:p>118</text:p>
          </table:table-cell>
          <table:table-cell office:value-type="float" office:value="11" table:style-name="ce75">
            <text:p>11</text:p>
          </table:table-cell>
          <table:table-cell office:value-type="float" office:value="11" table:style-name="ce77">
            <text:p>11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3582" table:content-validation-name="val3" table:style-name="ce87">
            <text:p>3,582</text:p>
          </table:table-cell>
          <table:table-cell office:value-type="float" office:value="3222.9900000000002" table:content-validation-name="val3" table:style-name="ce107">
            <text:p>3,223</text:p>
          </table:table-cell>
          <table:table-cell office:value-type="float" office:value="3" table:style-name="ce108">
            <text:p>3</text:p>
          </table:table-cell>
          <table:table-cell office:value-type="float" office:value="3" table:style-name="ce151">
            <text:p>3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204">
            <text:p>0</text:p>
          </table:table-cell>
          <table:table-cell office:value-type="float" office:value="3" table:style-name="ce87">
            <text:p>3</text:p>
          </table:table-cell>
          <table:table-cell office:value-type="float" office:value="3" table:style-name="ce107">
            <text:p>3</text:p>
          </table:table-cell>
          <table:table-cell office:value-type="float" office:value="3585" table:content-validation-name="val3" table:style-name="ce210">
            <text:p>3,585</text:p>
          </table:table-cell>
          <table:table-cell office:value-type="float" office:value="3225.9900000000002" table:content-validation-name="val3" table:style-name="ce202">
            <text:p>3,226</text:p>
          </table:table-cell>
          <table:table-cell office:value-type="currency" office:value="6506000" table:content-validation-name="val2" table:style-name="ce9">
            <text:p>£6,506,000.00</text:p>
          </table:table-cell>
          <table:table-cell office:value-type="currency" office:value="94000" table:content-validation-name="val2" table:style-name="ce9">
            <text:p>£94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84000" table:content-validation-name="val2" table:style-name="ce9">
            <text:p>£84,000.00</text:p>
          </table:table-cell>
          <table:table-cell office:value-type="currency" office:value="1109000" table:content-validation-name="val2" table:style-name="ce9">
            <text:p>£1,109,000.00</text:p>
          </table:table-cell>
          <table:table-cell office:value-type="currency" office:value="411000" table:content-validation-name="val2" table:style-name="ce9">
            <text:p>£411,000.00</text:p>
          </table:table-cell>
          <table:table-cell office:value-type="currency" office:value="8204000" table:style-name="ce10">
            <text:p>£8,204,000.00</text:p>
          </table:table-cell>
          <table:table-cell office:value-type="currency" office:value="66000" table:content-validation-name="val2" table:style-name="ce11">
            <text:p>£66,000.00</text:p>
          </table:table-cell>
          <table:table-cell office:value-type="currency" office:value="124000" table:content-validation-name="val2" table:style-name="ce11">
            <text:p>£124,000.00</text:p>
          </table:table-cell>
          <table:table-cell office:value-type="currency" office:value="190000" table:style-name="ce10">
            <text:p>£190,000.00</text:p>
          </table:table-cell>
          <table:table-cell office:value-type="currency" office:value="8394000" table:style-name="ce12">
            <text:p>£8,39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/text:p>
          </table:table-cell>
          <table:table-cell office:value-type="string" table:style-name="ce43">
            <text:p>Executive Agency</text:p>
          </table:table-cell>
          <table:table-cell office:value-type="string" table:style-name="ce44">
            <text:p>Home Office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5" table:style-name="ce51">
            <text:p>5</text:p>
          </table:table-cell>
          <table:table-cell office:value-type="float" office:value="5" table:style-name="ce52">
            <text:p>5</text:p>
          </table:table-cell>
          <table:table-cell office:value-type="float" office:value="9" table:style-name="ce36">
            <text:p>9</text:p>
          </table:table-cell>
          <table:table-cell office:value-type="float" office:value="9" table:style-name="ce38">
            <text:p>9</text:p>
          </table:table-cell>
          <table:table-cell office:value-type="float" office:value="8" table:style-name="ce40">
            <text:p>8</text:p>
          </table:table-cell>
          <table:table-cell office:value-type="float" office:value="7.8" table:style-name="ce69">
            <text:p>8</text:p>
          </table:table-cell>
          <table:table-cell office:value-type="float" office:value="3" table:style-name="ce71">
            <text:p>3</text:p>
          </table:table-cell>
          <table:table-cell office:value-type="float" office:value="3" table:style-name="ce72">
            <text:p>3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25" table:content-validation-name="val3" table:style-name="ce87">
            <text:p>25</text:p>
          </table:table-cell>
          <table:table-cell office:value-type="float" office:value="24.8" table:content-validation-name="val3" table:style-name="ce85">
            <text:p>25</text:p>
          </table:table-cell>
          <table:table-cell office:value-type="float" office:value="6" table:style-name="ce115">
            <text:p>6</text:p>
          </table:table-cell>
          <table:table-cell office:value-type="float" office:value="5" table:style-name="ce111">
            <text:p>5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6" table:style-name="ce87">
            <text:p>6</text:p>
          </table:table-cell>
          <table:table-cell office:value-type="float" office:value="5" table:style-name="ce208">
            <text:p>5</text:p>
          </table:table-cell>
          <table:table-cell office:value-type="float" office:value="31" table:content-validation-name="val3" table:style-name="ce210">
            <text:p>31</text:p>
          </table:table-cell>
          <table:table-cell office:value-type="float" office:value="29.8" table:content-validation-name="val3" table:style-name="ce216">
            <text:p>30</text:p>
          </table:table-cell>
          <table:table-cell office:value-type="currency" office:value="104000" table:content-validation-name="val2" table:style-name="ce9">
            <text:p>£104,000.00</text:p>
          </table:table-cell>
          <table:table-cell office:value-type="currency" office:value="2000" table:content-validation-name="val2" table:style-name="ce9">
            <text:p>£2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4000" table:content-validation-name="val2" table:style-name="ce9">
            <text:p>£24,000.00</text:p>
          </table:table-cell>
          <table:table-cell office:value-type="currency" office:value="11000" table:content-validation-name="val2" table:style-name="ce9">
            <text:p>£11,000.00</text:p>
          </table:table-cell>
          <table:table-cell office:value-type="currency" office:value="141000" table:style-name="ce10">
            <text:p>£141,000.00</text:p>
          </table:table-cell>
          <table:table-cell office:value-type="currency" office:value="16000" table:content-validation-name="val2" table:style-name="ce11">
            <text:p>£16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6000" table:style-name="ce10">
            <text:p>£16,000.00</text:p>
          </table:table-cell>
          <table:table-cell office:value-type="currency" office:value="157000" table:style-name="ce12">
            <text:p>£157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42">
            <text:p>Executive Non-Departmental Public Body</text:p>
          </table:table-cell>
          <table:table-cell office:value-type="string" table:style-name="ce45">
            <text:p>Home Office</text:p>
          </table:table-cell>
          <table:table-cell office:value-type="float" office:value="282" table:style-name="ce47">
            <text:p>282</text:p>
          </table:table-cell>
          <table:table-cell office:value-type="float" office:value="232.02" table:style-name="ce48">
            <text:p>232</text:p>
          </table:table-cell>
          <table:table-cell office:value-type="float" office:value="177" table:style-name="ce50">
            <text:p>177</text:p>
          </table:table-cell>
          <table:table-cell office:value-type="float" office:value="161.24" table:style-name="ce53">
            <text:p>161</text:p>
          </table:table-cell>
          <table:table-cell office:value-type="float" office:value="241" table:style-name="ce37">
            <text:p>241</text:p>
          </table:table-cell>
          <table:table-cell office:value-type="float" office:value="219.42" table:style-name="ce39">
            <text:p>219</text:p>
          </table:table-cell>
          <table:table-cell office:value-type="float" office:value="31" table:style-name="ce41">
            <text:p>31</text:p>
          </table:table-cell>
          <table:table-cell office:value-type="float" office:value="29.33" table:style-name="ce68">
            <text:p>29</text:p>
          </table:table-cell>
          <table:table-cell office:value-type="float" office:value="3" table:style-name="ce70">
            <text:p>3</text:p>
          </table:table-cell>
          <table:table-cell office:value-type="float" office:value="3" table:style-name="ce73">
            <text:p>3</text:p>
          </table:table-cell>
          <table:table-cell office:value-type="float" office:value="5" table:style-name="ce81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739" table:content-validation-name="val3" table:style-name="ce87">
            <text:p>739</text:p>
          </table:table-cell>
          <table:table-cell office:value-type="float" office:value="650.01" table:content-validation-name="val3" table:style-name="ce86">
            <text:p>65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16" table:style-name="ce174">
            <text:p>16</text:p>
          </table:table-cell>
          <table:table-cell office:value-type="float" office:value="16" table:style-name="ce187">
            <text:p>16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16" table:style-name="ce87">
            <text:p>16</text:p>
          </table:table-cell>
          <table:table-cell office:value-type="float" office:value="16" table:style-name="ce209">
            <text:p>16</text:p>
          </table:table-cell>
          <table:table-cell office:value-type="float" office:value="755" table:content-validation-name="val3" table:style-name="ce210">
            <text:p>755</text:p>
          </table:table-cell>
          <table:table-cell office:value-type="float" office:value="666.01" table:content-validation-name="val3" table:style-name="ce213">
            <text:p>666</text:p>
          </table:table-cell>
          <table:table-cell office:value-type="currency" office:value="1428262.23" table:content-validation-name="val1" table:style-name="ce9">
            <text:p>£1,428,262.23</text:p>
          </table:table-cell>
          <table:table-cell office:value-type="currency" office:value="10906.05" table:content-validation-name="val1" table:style-name="ce9">
            <text:p>£10,906.05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31664.61" table:content-validation-name="val1" table:style-name="ce9">
            <text:p>£31,664.61</text:p>
          </table:table-cell>
          <table:table-cell office:value-type="currency" office:value="260881.29" table:content-validation-name="val1" table:style-name="ce9">
            <text:p>£260,881.29</text:p>
          </table:table-cell>
          <table:table-cell office:value-type="currency" office:value="102348.01" table:content-validation-name="val1" table:style-name="ce9">
            <text:p>£102,348.01</text:p>
          </table:table-cell>
          <table:table-cell office:value-type="currency" office:value="1834062.1900000002" table:style-name="ce10">
            <text:p>£1,834,062.19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87016.18" table:content-validation-name="val2" table:style-name="ce11">
            <text:p>£187,016.18</text:p>
          </table:table-cell>
          <table:table-cell office:value-type="currency" office:value="187016.18" table:style-name="ce10">
            <text:p>£187,016.18</text:p>
          </table:table-cell>
          <table:table-cell office:value-type="currency" office:value="2021078.37" table:style-name="ce12">
            <text:p>£2,021,078.37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33">
            <text:p>Executive Non-Departmental Public Body</text:p>
          </table:table-cell>
          <table:table-cell office:value-type="string" table:style-name="ce135">
            <text:p>Home Office</text:p>
          </table:table-cell>
          <table:table-cell office:value-type="float" office:value="36" table:style-name="ce125">
            <text:p>36</text:p>
          </table:table-cell>
          <table:table-cell office:value-type="float" office:value="34.870000000000005" table:style-name="ce128">
            <text:p>35</text:p>
          </table:table-cell>
          <table:table-cell office:value-type="float" office:value="46" table:style-name="ce129">
            <text:p>46</text:p>
          </table:table-cell>
          <table:table-cell office:value-type="float" office:value="45.26" table:style-name="ce119">
            <text:p>45</text:p>
          </table:table-cell>
          <table:table-cell office:value-type="float" office:value="401" table:style-name="ce122">
            <text:p>401</text:p>
          </table:table-cell>
          <table:table-cell office:value-type="float" office:value="393.52000000000004" table:style-name="ce123">
            <text:p>394</text:p>
          </table:table-cell>
          <table:table-cell office:value-type="float" office:value="39" table:style-name="ce55">
            <text:p>39</text:p>
          </table:table-cell>
          <table:table-cell office:value-type="float" office:value="38.909999999999997" table:style-name="ce56">
            <text:p>39</text:p>
          </table:table-cell>
          <table:table-cell office:value-type="float" office:value="7" table:style-name="ce58">
            <text:p>7</text:p>
          </table:table-cell>
          <table:table-cell office:value-type="float" office:value="7" table:style-name="ce91">
            <text:p>7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529" table:content-validation-name="val3" table:style-name="ce87">
            <text:p>529</text:p>
          </table:table-cell>
          <table:table-cell office:value-type="float" office:value="519.56000000000006" table:content-validation-name="val3" table:style-name="ce96">
            <text:p>520</text:p>
          </table:table-cell>
          <table:table-cell office:value-type="float" office:value="27" table:style-name="ce116">
            <text:p>27</text:p>
          </table:table-cell>
          <table:table-cell office:value-type="float" office:value="27" table:style-name="ce112">
            <text:p>27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82">
            <text:p>1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28" table:style-name="ce87">
            <text:p>28</text:p>
          </table:table-cell>
          <table:table-cell office:value-type="float" office:value="28" table:style-name="ce206">
            <text:p>28</text:p>
          </table:table-cell>
          <table:table-cell office:value-type="float" office:value="557" table:content-validation-name="val3" table:style-name="ce210">
            <text:p>557</text:p>
          </table:table-cell>
          <table:table-cell office:value-type="float" office:value="547.56000000000006" table:content-validation-name="val3" table:style-name="ce214">
            <text:p>548</text:p>
          </table:table-cell>
          <table:table-cell office:value-type="currency" office:value="1545958.4602897421" table:content-validation-name="val2" table:style-name="ce9">
            <text:p>£1,545,958.46</text:p>
          </table:table-cell>
          <table:table-cell office:value-type="currency" office:value="70994.980100000001" table:content-validation-name="val2" table:style-name="ce9">
            <text:p>£70,994.98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5748.339999999982" table:content-validation-name="val2" table:style-name="ce9">
            <text:p>£35,748.34</text:p>
          </table:table-cell>
          <table:table-cell office:value-type="currency" office:value="279181.71195384621" table:content-validation-name="val2" table:style-name="ce9">
            <text:p>£279,181.71</text:p>
          </table:table-cell>
          <table:table-cell office:value-type="currency" office:value="134193.25052307668" table:content-validation-name="val2" table:style-name="ce9">
            <text:p>£134,193.25</text:p>
          </table:table-cell>
          <table:table-cell office:value-type="currency" office:value="2066076.7428666651" table:style-name="ce10">
            <text:p>£2,066,076.74</text:p>
          </table:table-cell>
          <table:table-cell office:value-type="currency" office:value="53333.060000000056" table:content-validation-name="val2" table:style-name="ce11">
            <text:p>£53,333.06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53333.060000000056" table:style-name="ce10">
            <text:p>£53,333.06</text:p>
          </table:table-cell>
          <table:table-cell office:value-type="currency" office:value="2119409.8028666652" table:style-name="ce12">
            <text:p>£2,119,409.8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32">
            <text:p>Executive Non-Departmental Public Body</text:p>
          </table:table-cell>
          <table:table-cell office:value-type="string" table:style-name="ce138">
            <text:p>Home Office</text:p>
          </table:table-cell>
          <table:table-cell office:value-type="float" office:value="12" table:style-name="ce126">
            <text:p>12</text:p>
          </table:table-cell>
          <table:table-cell office:value-type="float" office:value="11" table:style-name="ce127">
            <text:p>11</text:p>
          </table:table-cell>
          <table:table-cell office:value-type="float" office:value="9" table:style-name="ce130">
            <text:p>9</text:p>
          </table:table-cell>
          <table:table-cell office:value-type="float" office:value="9" table:style-name="ce120">
            <text:p>9</text:p>
          </table:table-cell>
          <table:table-cell office:value-type="float" office:value="37" table:style-name="ce121">
            <text:p>37</text:p>
          </table:table-cell>
          <table:table-cell office:value-type="float" office:value="36.5" table:style-name="ce124">
            <text:p>37</text:p>
          </table:table-cell>
          <table:table-cell office:value-type="float" office:value="2" table:style-name="ce54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59">
            <text:p>1</text:p>
          </table:table-cell>
          <table:table-cell office:value-type="float" office:value="0.6" table:style-name="ce90">
            <text:p>1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61" table:content-validation-name="val3" table:style-name="ce87">
            <text:p>61</text:p>
          </table:table-cell>
          <table:table-cell office:value-type="float" office:value="58.9" table:content-validation-name="val3" table:style-name="ce97">
            <text:p>59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211">
            <text:p>0</text:p>
          </table:table-cell>
          <table:table-cell office:value-type="float" office:value="61" table:content-validation-name="val3" table:style-name="ce210">
            <text:p>61</text:p>
          </table:table-cell>
          <table:table-cell office:value-type="float" office:value="58.9" table:content-validation-name="val3" table:style-name="ce215">
            <text:p>59</text:p>
          </table:table-cell>
          <table:table-cell office:value-type="currency" office:value="166469" table:content-validation-name="val2" table:style-name="ce9">
            <text:p>£166,469.00</text:p>
          </table:table-cell>
          <table:table-cell office:value-type="currency" office:value="307" table:content-validation-name="val2" table:style-name="ce9">
            <text:p>£307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851" table:content-validation-name="val2" table:style-name="ce9">
            <text:p>£28,851.00</text:p>
          </table:table-cell>
          <table:table-cell office:value-type="currency" office:value="13089" table:content-validation-name="val2" table:style-name="ce9">
            <text:p>£13,089.00</text:p>
          </table:table-cell>
          <table:table-cell office:value-type="currency" office:value="208716" table:style-name="ce10">
            <text:p>£208,716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8716" table:style-name="ce12">
            <text:p>£208,716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31">
            <text:p>Executive Non-Departmental Public Body</text:p>
          </table:table-cell>
          <table:table-cell office:value-type="string" table:style-name="ce136">
            <text:p>Home Office</text:p>
          </table:table-cell>
          <table:table-cell office:value-type="float" office:value="37" table:style-name="ce146">
            <text:p>37</text:p>
          </table:table-cell>
          <table:table-cell office:value-type="float" office:value="36.4" table:style-name="ce147">
            <text:p>36</text:p>
          </table:table-cell>
          <table:table-cell office:value-type="float" office:value="20" table:style-name="ce149">
            <text:p>20</text:p>
          </table:table-cell>
          <table:table-cell office:value-type="float" office:value="20" table:style-name="ce139">
            <text:p>20</text:p>
          </table:table-cell>
          <table:table-cell office:value-type="float" office:value="98" table:style-name="ce142">
            <text:p>98</text:p>
          </table:table-cell>
          <table:table-cell office:value-type="float" office:value="97.6" table:style-name="ce143">
            <text:p>98</text:p>
          </table:table-cell>
          <table:table-cell office:value-type="float" office:value="18" table:style-name="ce61">
            <text:p>18</text:p>
          </table:table-cell>
          <table:table-cell office:value-type="float" office:value="17.600000000000001" table:style-name="ce62">
            <text:p>18</text:p>
          </table:table-cell>
          <table:table-cell office:value-type="float" office:value="4" table:style-name="ce64">
            <text:p>4</text:p>
          </table:table-cell>
          <table:table-cell office:value-type="float" office:value="4" table:style-name="ce67">
            <text:p>4</text:p>
          </table:table-cell>
          <table:table-cell office:value-type="float" office:value="5" table:style-name="ce98">
            <text:p>5</text:p>
          </table:table-cell>
          <table:table-cell office:value-type="float" office:value="0.4" table:style-name="ce100">
            <text:p>0</text:p>
          </table:table-cell>
          <table:table-cell office:value-type="float" office:value="182" table:content-validation-name="val3" table:style-name="ce87">
            <text:p>182</text:p>
          </table:table-cell>
          <table:table-cell office:value-type="float" office:value="176" table:content-validation-name="val3" table:style-name="ce101">
            <text:p>176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17">
            <text:p>2</text:p>
          </table:table-cell>
          <table:table-cell office:value-type="float" office:value="13" table:style-name="ce163">
            <text:p>13</text:p>
          </table:table-cell>
          <table:table-cell office:value-type="float" office:value="12.4" table:style-name="ce166">
            <text:p>12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15" table:style-name="ce87">
            <text:p>15</text:p>
          </table:table-cell>
          <table:table-cell office:value-type="float" office:value="14.4" table:style-name="ce207">
            <text:p>14</text:p>
          </table:table-cell>
          <table:table-cell office:value-type="float" office:value="197" table:content-validation-name="val3" table:style-name="ce210">
            <text:p>197</text:p>
          </table:table-cell>
          <table:table-cell office:value-type="float" office:value="190.4" table:content-validation-name="val3" table:style-name="ce212">
            <text:p>190</text:p>
          </table:table-cell>
          <table:table-cell office:value-type="currency" office:value="493700.75" table:content-validation-name="val1" table:style-name="ce9">
            <text:p>£493,700.75</text:p>
          </table:table-cell>
          <table:table-cell office:value-type="currency" office:value="61135.48" table:content-validation-name="val1" table:style-name="ce9">
            <text:p>£61,135.48</text:p>
          </table:table-cell>
          <table:table-cell office:value-type="currency" office:value="57750" table:content-validation-name="val1" table:style-name="ce9">
            <text:p>£57,750.00</text:p>
          </table:table-cell>
          <table:table-cell office:value-type="currency" office:value="607.17999999999995" table:content-validation-name="val1" table:style-name="ce9">
            <text:p>£607.18</text:p>
          </table:table-cell>
          <table:table-cell office:value-type="currency" office:value="97063.75" table:content-validation-name="val1" table:style-name="ce9">
            <text:p>£97,063.75</text:p>
          </table:table-cell>
          <table:table-cell office:value-type="currency" office:value="56101.57" table:content-validation-name="val1" table:style-name="ce9">
            <text:p>£56,101.57</text:p>
          </table:table-cell>
          <table:table-cell office:value-type="currency" office:value="766358.73" table:style-name="ce10">
            <text:p>£766,358.73</text:p>
          </table:table-cell>
          <table:table-cell office:value-type="currency" office:value="124167.39" table:content-validation-name="val1" table:style-name="ce11">
            <text:p>£124,167.39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24167.39" table:style-name="ce10">
            <text:p>£124,167.39</text:p>
          </table:table-cell>
          <table:table-cell office:value-type="currency" office:value="890526.12" table:style-name="ce12">
            <text:p>£890,526.12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Crime Agency</text:p>
          </table:table-cell>
          <table:table-cell office:value-type="string" table:style-name="ce134">
            <text:p>Non-Ministerial Department</text:p>
          </table:table-cell>
          <table:table-cell office:value-type="string" table:style-name="ce137">
            <text:p>Home Office</text:p>
          </table:table-cell>
          <table:table-cell office:value-type="float" office:value="340" table:style-name="ce145">
            <text:p>340</text:p>
          </table:table-cell>
          <table:table-cell office:value-type="float" office:value="318.39999999999998" table:style-name="ce148">
            <text:p>318</text:p>
          </table:table-cell>
          <table:table-cell office:value-type="float" office:value="1817" table:style-name="ce150">
            <text:p>1,817</text:p>
          </table:table-cell>
          <table:table-cell office:value-type="float" office:value="1768.6" table:style-name="ce140">
            <text:p>1,769</text:p>
          </table:table-cell>
          <table:table-cell office:value-type="float" office:value="1736" table:style-name="ce141">
            <text:p>1,736</text:p>
          </table:table-cell>
          <table:table-cell office:value-type="float" office:value="1699.3000000000002" table:style-name="ce144">
            <text:p>1,699</text:p>
          </table:table-cell>
          <table:table-cell office:value-type="float" office:value="240" table:style-name="ce60">
            <text:p>240</text:p>
          </table:table-cell>
          <table:table-cell office:value-type="float" office:value="236.8" table:style-name="ce63">
            <text:p>237</text:p>
          </table:table-cell>
          <table:table-cell office:value-type="float" office:value="24" table:style-name="ce65">
            <text:p>24</text:p>
          </table:table-cell>
          <table:table-cell office:value-type="float" office:value="23.6" table:style-name="ce66">
            <text:p>24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4157" table:content-validation-name="val3" table:style-name="ce14">
            <text:p>4,157</text:p>
          </table:table-cell>
          <table:table-cell office:value-type="float" office:value="4046.7000000000003" table:content-validation-name="val3" table:style-name="ce14">
            <text:p>4,047</text:p>
          </table:table-cell>
          <table:table-cell office:value-type="float" office:value="27" table:style-name="ce103">
            <text:p>27</text:p>
          </table:table-cell>
          <table:table-cell office:value-type="float" office:value="27" table:style-name="ce104">
            <text:p>27</text:p>
          </table:table-cell>
          <table:table-cell office:value-type="float" office:value="102" table:style-name="ce164">
            <text:p>102</text:p>
          </table:table-cell>
          <table:table-cell office:value-type="float" office:value="99.2" table:style-name="ce165">
            <text:p>99</text:p>
          </table:table-cell>
          <table:table-cell office:value-type="float" office:value="25" table:style-name="ce168">
            <text:p>25</text:p>
          </table:table-cell>
          <table:table-cell office:value-type="float" office:value="25" table:style-name="ce193">
            <text:p>25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154" table:style-name="ce14">
            <text:p>154</text:p>
          </table:table-cell>
          <table:table-cell office:value-type="float" office:value="151.19999999999999" table:style-name="ce14">
            <text:p>151</text:p>
          </table:table-cell>
          <table:table-cell office:value-type="float" office:value="4311" table:content-validation-name="val3" table:style-name="ce15">
            <text:p>4,311</text:p>
          </table:table-cell>
          <table:table-cell office:value-type="float" office:value="4197.9000000000005" table:content-validation-name="val3" table:style-name="ce15">
            <text:p>4,198</text:p>
          </table:table-cell>
          <table:table-cell office:value-type="currency" office:value="11928480" table:content-validation-name="val2" table:style-name="ce9">
            <text:p>£11,928,480.00</text:p>
          </table:table-cell>
          <table:table-cell office:value-type="currency" office:value="1101485" table:content-validation-name="val2" table:style-name="ce9">
            <text:p>£1,101,485.00</text:p>
          </table:table-cell>
          <table:table-cell office:value-type="currency" office:value="51992" table:content-validation-name="val2" table:style-name="ce9">
            <text:p>£51,992.00</text:p>
          </table:table-cell>
          <table:table-cell office:value-type="currency" office:value="1253636" table:content-validation-name="val2" table:style-name="ce9">
            <text:p>£1,253,636.00</text:p>
          </table:table-cell>
          <table:table-cell office:value-type="currency" office:value="2534032" table:content-validation-name="val2" table:style-name="ce9">
            <text:p>£2,534,032.00</text:p>
          </table:table-cell>
          <table:table-cell office:value-type="currency" office:value="1277982" table:content-validation-name="val2" table:style-name="ce9">
            <text:p>£1,277,982.00</text:p>
          </table:table-cell>
          <table:table-cell office:value-type="currency" office:value="18147607" table:style-name="ce10">
            <text:p>£18,147,607.00</text:p>
          </table:table-cell>
          <table:table-cell office:value-type="currency" office:value="1348483" table:content-validation-name="val2" table:style-name="ce11">
            <text:p>£1,348,483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348483" table:style-name="ce10">
            <text:p>£1,348,483.00</text:p>
          </table:table-cell>
          <table:table-cell office:value-type="currency" office:value="19496090" table:style-name="ce12">
            <text:p>£19,496,090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Ashley Hughes</dc:creator>
    <meta:creation-date>2012-07-18T14:50:11Z</meta:creation-date>
    <dc:date>2014-01-23T13:45:42Z</dc:date>
  </office:meta>
</office:document-meta>
</file>